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A0000009DEB5557CB8460A037.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1" style:family="table">
      <style:table-properties style:width="6.6931in" fo:margin-left="0in" fo:margin-right="0in" fo:margin-top="0.1181in" fo:margin-bottom="0.1181in" table:align="margins" style:may-break-between-rows="true"/>
    </style:style>
    <style:style style:name="Table11.A" style:family="table-column">
      <style:table-column-properties style:column-width="1.5299in" style:rel-column-width="14979*"/>
    </style:style>
    <style:style style:name="Table11.B" style:family="table-column">
      <style:table-column-properties style:column-width="2.2257in" style:rel-column-width="21792*"/>
    </style:style>
    <style:style style:name="Table11.C" style:family="table-column">
      <style:table-column-properties style:column-width="2.9375in" style:rel-column-width="28764*"/>
    </style:style>
    <style:style style:name="Table11.1" style:family="table-row">
      <style:table-row-properties fo:keep-together="always"/>
    </style:style>
    <style:style style:name="Table1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72in" fo:margin-left="0in" fo:margin-top="0in" fo:margin-bottom="0.0396in" table:align="left"/>
    </style:style>
    <style:style style:name="Table1.A" style:family="table-column">
      <style:table-column-properties style:column-width="2.9542in"/>
    </style:style>
    <style:style style:name="Table1.B" style:family="table-column">
      <style:table-column-properties style:column-width="3.7431in"/>
    </style:style>
    <style:style style:name="Table1.A1" style:family="table-cell">
      <style:table-cell-properties fo:padding="0in" fo:border="none"/>
    </style:style>
    <style:style style:name="Table4" style:family="table">
      <style:table-properties style:width="6.2771in" fo:margin-left="0.3958in" fo:margin-right="0.0201in" fo:margin-top="0in" fo:margin-bottom="0.1965in" table:align="margins"/>
    </style:style>
    <style:style style:name="Table4.A" style:family="table-column">
      <style:table-column-properties style:column-width="0.9451in" style:rel-column-width="9867*"/>
    </style:style>
    <style:style style:name="Table4.B" style:family="table-column">
      <style:table-column-properties style:column-width="1.0549in" style:rel-column-width="11013*"/>
    </style:style>
    <style:style style:name="Table4.C" style:family="table-column">
      <style:table-column-properties style:column-width="0.8715in" style:rel-column-width="9099*"/>
    </style:style>
    <style:style style:name="Table4.E" style:family="table-column">
      <style:table-column-properties style:column-width="0.8993in" style:rel-column-width="9389*"/>
    </style:style>
    <style:style style:name="Table4.F" style:family="table-column">
      <style:table-column-properties style:column-width="1.6347in" style:rel-column-width="17068*"/>
    </style:style>
    <style:style style:name="Table4.A1" style:family="table-cell">
      <style:table-cell-properties fo:background-color="transparent" fo:padding="0in" fo:border="none">
        <style:background-image/>
      </style:table-cell-properties>
    </style:style>
    <style:style style:name="Table5" style:family="table">
      <style:table-properties style:width="6.6931in" fo:margin-top="0in" fo:margin-bottom="0.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in" fo:border="none"/>
    </style:style>
    <style:style style:name="P1" style:family="paragraph" style:parent-style-name="Footer">
      <style:text-properties officeooo:paragraph-rsid="00a7a32c"/>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63dc4"/>
    </style:style>
    <style:style style:name="P7" style:family="paragraph" style:parent-style-name="Text_20_body">
      <style:text-properties officeooo:paragraph-rsid="00a63dc4"/>
    </style:style>
    <style:style style:name="P8" style:family="paragraph" style:parent-style-name="Text_20_body">
      <style:text-properties officeooo:paragraph-rsid="00c14e27"/>
    </style:style>
    <style:style style:name="P9" style:family="paragraph" style:parent-style-name="Text_20_body">
      <style:text-properties officeooo:paragraph-rsid="00733b65"/>
    </style:style>
    <style:style style:name="P10" style:family="paragraph" style:parent-style-name="Text_20_body">
      <style:text-properties officeooo:rsid="00a87f4d" officeooo:paragraph-rsid="00a87f4d"/>
    </style:style>
    <style:style style:name="P11" style:family="paragraph" style:parent-style-name="Text_20_body">
      <style:text-properties officeooo:paragraph-rsid="00a87f4d"/>
    </style:style>
    <style:style style:name="P12" style:family="paragraph" style:parent-style-name="Text_20_body">
      <style:text-properties officeooo:paragraph-rsid="00bc10ac"/>
    </style:style>
    <style:style style:name="P13" style:family="paragraph" style:parent-style-name="Text_20_body_20_indent">
      <style:text-properties officeooo:paragraph-rsid="00a63dc4"/>
    </style:style>
    <style:style style:name="P14" style:family="paragraph" style:parent-style-name="Text_20_body_20_indent">
      <style:text-properties officeooo:paragraph-rsid="00ab05ac"/>
    </style:style>
    <style:style style:name="P15" style:family="paragraph" style:parent-style-name="Text_20_body_20_indent">
      <style:text-properties officeooo:paragraph-rsid="00afa92a"/>
    </style:style>
    <style:style style:name="P16" style:family="paragraph" style:parent-style-name="Text_20_body_20_indent">
      <style:paragraph-properties fo:margin-top="0in" fo:margin-bottom="0in" loext:contextual-spacing="false"/>
      <style:text-properties officeooo:paragraph-rsid="00a63dc4"/>
    </style:style>
    <style:style style:name="P17" style:family="paragraph" style:parent-style-name="Text_20_body_20_indent">
      <style:paragraph-properties fo:margin-top="0in" fo:margin-bottom="0in" loext:contextual-spacing="false"/>
      <style:text-properties officeooo:rsid="0028841e" officeooo:paragraph-rsid="00a63dc4"/>
    </style:style>
    <style:style style:name="P18" style:family="paragraph" style:parent-style-name="Text_20_body_20_indent">
      <style:paragraph-properties fo:margin-top="0in" fo:margin-bottom="0in" loext:contextual-spacing="false"/>
      <style:text-properties officeooo:rsid="0028841e" officeooo:paragraph-rsid="00ab05ac"/>
    </style:style>
    <style:style style:name="P19" style:family="paragraph" style:parent-style-name="Text_20_body_20_indent">
      <style:paragraph-properties fo:margin-top="0in" fo:margin-bottom="0in" loext:contextual-spacing="false"/>
      <style:text-properties officeooo:rsid="0028841e" officeooo:paragraph-rsid="00c5dc8b"/>
    </style:style>
    <style:style style:name="P20" style:family="paragraph" style:parent-style-name="Text_20_body_20_indent">
      <style:paragraph-properties fo:margin-top="0in" fo:margin-bottom="0in" loext:contextual-spacing="false"/>
      <style:text-properties officeooo:rsid="00ab05ac" officeooo:paragraph-rsid="00ab05ac"/>
    </style:style>
    <style:style style:name="P21" style:family="paragraph" style:parent-style-name="Text_20_body_20_indent">
      <style:paragraph-properties fo:margin-top="0in" fo:margin-bottom="0in" loext:contextual-spacing="false" style:writing-mode="page"/>
      <style:text-properties officeooo:paragraph-rsid="00ad068e"/>
    </style:style>
    <style:style style:name="P22" style:family="paragraph" style:parent-style-name="Text_20_body_20_indent">
      <style:paragraph-properties fo:margin-top="0in" fo:margin-bottom="0in" loext:contextual-spacing="false" style:writing-mode="page"/>
      <style:text-properties officeooo:rsid="001f851a" officeooo:paragraph-rsid="00afa92a"/>
    </style:style>
    <style:style style:name="P23" style:family="paragraph" style:parent-style-name="Text_20_body_20_indent">
      <style:paragraph-properties fo:margin-top="0in" fo:margin-bottom="0in" loext:contextual-spacing="false" style:writing-mode="page"/>
      <style:text-properties officeooo:rsid="001f851a" officeooo:paragraph-rsid="00ad068e"/>
    </style:style>
    <style:style style:name="P24" style:family="paragraph" style:parent-style-name="Text_20_body">
      <style:paragraph-properties fo:margin-top="0in" fo:margin-bottom="0in" loext:contextual-spacing="false"/>
      <style:text-properties officeooo:rsid="00a63dc4" officeooo:paragraph-rsid="00a63dc4"/>
    </style:style>
    <style:style style:name="P25" style:family="paragraph" style:parent-style-name="Text_20_body">
      <style:paragraph-properties fo:margin-top="0in" fo:margin-bottom="0in" loext:contextual-spacing="false"/>
      <style:text-properties officeooo:paragraph-rsid="00a63dc4"/>
    </style:style>
    <style:style style:name="P26" style:family="paragraph" style:parent-style-name="Text_20_body">
      <style:paragraph-properties fo:margin-top="0in" fo:margin-bottom="0in" loext:contextual-spacing="false"/>
      <style:text-properties officeooo:rsid="00c5dc8b" officeooo:paragraph-rsid="00c5dc8b"/>
    </style:style>
    <style:style style:name="P27" style:family="paragraph" style:parent-style-name="Text_20_Note">
      <style:text-properties officeooo:paragraph-rsid="00a63dc4"/>
    </style:style>
    <style:style style:name="P28" style:family="paragraph" style:parent-style-name="Subtitle">
      <style:text-properties fo:language="en" fo:country="US" officeooo:rsid="001f0121"/>
    </style:style>
    <style:style style:name="P29" style:family="paragraph" style:parent-style-name="Table_20_Contents">
      <style:text-properties officeooo:paragraph-rsid="00c9407b"/>
    </style:style>
    <style:style style:name="P30" style:family="paragraph" style:parent-style-name="Table_20_Heading">
      <style:text-properties fo:font-size="10.5pt" officeooo:paragraph-rsid="00c9407b" style:font-size-asian="10.5pt" style:font-size-complex="10.5pt"/>
    </style:style>
    <style:style style:name="P31" style:family="paragraph" style:parent-style-name="Guide_20_Name">
      <style:text-properties fo:language="en" fo:country="US" officeooo:rsid="001f0121" officeooo:paragraph-rsid="00a49c0f"/>
    </style:style>
    <style:style style:name="P32" style:family="paragraph" style:parent-style-name="Title">
      <style:text-properties fo:language="en" fo:country="US" officeooo:rsid="001f0121" officeooo:paragraph-rsid="00a49c0f"/>
    </style:style>
    <style:style style:name="P33" style:family="paragraph" style:parent-style-name="Text_20_Body_20_List_20_Intro">
      <style:text-properties officeooo:paragraph-rsid="00a63dc4"/>
    </style:style>
    <style:style style:name="P34" style:family="paragraph" style:parent-style-name="Footnote">
      <style:text-properties officeooo:rsid="00be688b" officeooo:paragraph-rsid="00be688b"/>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Standard">
      <style:text-properties officeooo:paragraph-rsid="00c9407b"/>
    </style:style>
    <style:style style:name="P3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9" style:family="paragraph" style:parent-style-name="Heading_20_1">
      <style:text-properties officeooo:paragraph-rsid="00a63dc4"/>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3dc4"/>
    </style:style>
    <style:style style:name="P42" style:family="paragraph" style:parent-style-name="Heading_20_2">
      <style:text-properties officeooo:paragraph-rsid="00733b65"/>
    </style:style>
    <style:style style:name="P43" style:family="paragraph" style:parent-style-name="Heading_20_2">
      <style:text-properties officeooo:paragraph-rsid="00916c9a"/>
    </style:style>
    <style:style style:name="P44" style:family="paragraph" style:parent-style-name="Heading_20_2">
      <style:text-properties officeooo:paragraph-rsid="00a63dc4"/>
    </style:style>
    <style:style style:name="P45" style:family="paragraph" style:parent-style-name="Heading_20_Note">
      <style:text-properties officeooo:paragraph-rsid="00a63dc4"/>
    </style:style>
    <style:style style:name="P46" style:family="paragraph" style:parent-style-name="Heading_20_Tip">
      <style:text-properties officeooo:paragraph-rsid="00a63dc4"/>
    </style:style>
    <style:style style:name="P47" style:family="paragraph" style:parent-style-name="List_20_1">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63dc4"/>
    </style:style>
    <style:style style:name="T7" style:family="text">
      <style:text-properties officeooo:rsid="00ba1a79"/>
    </style:style>
    <style:style style:name="T8" style:family="text">
      <style:text-properties fo:font-style="italic" style:font-style-asian="italic" style:font-style-complex="italic"/>
    </style:style>
    <style:style style:name="T9" style:family="text">
      <style:text-properties fo:font-style="italic" officeooo:rsid="001f851a"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a87f4d" style:font-weight-asian="normal" style:font-weight-complex="normal"/>
    </style:style>
    <style:style style:name="T13" style:family="text">
      <style:text-properties fo:font-weight="normal" style:font-style-asian="normal" style:font-weight-asian="normal" style:font-style-complex="normal" style:font-weight-complex="normal"/>
    </style:style>
    <style:style style:name="T14" style:family="text">
      <style:text-properties fo:language="en" fo:country="US"/>
    </style:style>
    <style:style style:name="T15" style:family="text">
      <style:text-properties fo:language="en" fo:country="US" officeooo:rsid="00048fb0"/>
    </style:style>
    <style:style style:name="T16" style:family="text">
      <style:text-properties fo:language="en" fo:country="US" officeooo:rsid="00b9d64e"/>
    </style:style>
    <style:style style:name="T17" style:family="text">
      <style:text-properties fo:language="en" fo:country="US" officeooo:rsid="00ba1a79"/>
    </style:style>
    <style:style style:name="T18" style:family="text">
      <style:text-properties fo:language="en" fo:country="US" officeooo:rsid="00bd8a6f"/>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style:font-name="Liberation Sans5" officeooo:rsid="0019deb4" style:font-name-asian="Liberation Sans5" style:font-name-complex="Liberation Sans5"/>
    </style:style>
    <style:style style:name="T25" style:family="text">
      <style:text-properties officeooo:rsid="00937332"/>
    </style:style>
    <style:style style:name="T26" style:family="text">
      <style:text-properties officeooo:rsid="0027d2b4"/>
    </style:style>
    <style:style style:name="T27" style:family="text">
      <style:text-properties officeooo:rsid="001f851a"/>
    </style:style>
    <style:style style:name="T28" style:family="text">
      <style:text-properties officeooo:rsid="0028841e"/>
    </style:style>
    <style:style style:name="T29" style:family="text">
      <style:text-properties officeooo:rsid="0025ef00"/>
    </style:style>
    <style:style style:name="T30" style:family="text">
      <style:text-properties officeooo:rsid="0021228b"/>
    </style:style>
    <style:style style:name="T31" style:family="text">
      <style:text-properties officeooo:rsid="00a87f4d"/>
    </style:style>
    <style:style style:name="T32" style:family="text">
      <style:text-properties officeooo:rsid="00ab05ac"/>
    </style:style>
    <style:style style:name="T33" style:family="text">
      <style:text-properties officeooo:rsid="00aedae5"/>
    </style:style>
    <style:style style:name="T34" style:family="text">
      <style:text-properties officeooo:rsid="00afa92a"/>
    </style:style>
    <style:style style:name="T35" style:family="text">
      <style:text-properties officeooo:rsid="00bc10ac"/>
    </style:style>
    <style:style style:name="T36" style:family="text">
      <style:text-properties officeooo:rsid="00bd8a6f"/>
    </style:style>
    <style:style style:name="T37" style:family="text">
      <style:text-properties officeooo:rsid="00c14e27"/>
    </style:style>
    <style:style style:name="T38" style:family="text">
      <style:text-properties officeooo:rsid="00c5dc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1"><draw:frame draw:style-name="fr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2">Příloha B <text:s/><text:line-break/>Otevřený software, otevřené standardy, OpenDocument</text:p>
      <text:p text:style-name="P28"/>
      <text:h text:style-name="P4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24">Jean Hollis Weber</text:p>
          </table:table-cell>
          <table:table-cell table:style-name="Table2.A1" office:value-type="string">
            <text:p text:style-name="P24">Peter Schofield</text:p>
          </table:table-cell>
          <table:table-cell table:style-name="Table2.A1" office:value-type="string">
            <text:p text:style-name="P24">Ron Faile Jr.</text:p>
          </table:table-cell>
        </table:table-row>
        <table:table-row>
          <table:table-cell table:style-name="Table2.A1" office:value-type="string">
            <text:p text:style-name="P26">Olivier Hallot</text:p>
          </table:table-cell>
          <table:table-cell table:style-name="Table2.A1" office:value-type="string">
            <text:p text:style-name="P24"/>
          </table:table-cell>
          <table:table-cell table:style-name="Table2.A1" office:value-type="string">
            <text:p text:style-name="P24"/>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42" text:outline-level="2"><text:bookmark-start text:name="__RefHeading__5642_1566568644"/>Poděkování<text:bookmark-end text:name="__RefHeading__5642_1566568644"/></text:h>
      <text:p text:style-name="P6">Tato příloha byla vytvořena na základě přílohy B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25">Rick Barnes</text:p>
          </table:table-cell>
          <table:table-cell table:style-name="Table3.A1" office:value-type="string">
            <text:p text:style-name="P25">Jean Hollis Weber</text:p>
          </table:table-cell>
          <table:table-cell table:style-name="Table3.A1" office:value-type="string">
            <text:p text:style-name="P25">Agnes Belzunce</text:p>
          </table:table-cell>
        </table:table-row>
      </table:table>
      <text:h text:style-name="P43" text:outline-level="2"><text:bookmark-start text:name="__RefHeading__5644_1566568644"/>Datum vydání a verze programu<text:bookmark-end text:name="__RefHeading__5644_1566568644"/></text:h>
      <text:p text:style-name="P4">Anglický originál byl vydán 22. června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0">Windows nebo Linux</text:p>
          </table:table-cell>
          <table:table-cell table:style-name="Table11.A1" office:value-type="string">
            <text:p text:style-name="P30">Ekvivalent pro Mac</text:p>
          </table:table-cell>
          <table:table-cell table:style-name="Table11.A1" office:value-type="string">
            <text:p text:style-name="P30">Výsledek</text:p>
          </table:table-cell>
        </table:table-row>
        <table:table-row table:style-name="Table11.1">
          <table:table-cell table:style-name="Table11.A2" office:value-type="string">
            <text:p text:style-name="P29"><text:span text:style-name="LOMenuPath">Nástroje &gt; Možnosti</text:span> výběr v nabídce</text:p>
          </table:table-cell>
          <table:table-cell table:style-name="Table11.B2" office:value-type="string">
            <text:p text:style-name="P29"><text:span text:style-name="LOMenuPath">LibreOffice &gt; Předvolby</text:span></text:p>
          </table:table-cell>
          <table:table-cell table:style-name="Table11.B2" office:value-type="string">
            <text:p text:style-name="P29">Otevřou se možnosti nastavení</text:p>
          </table:table-cell>
        </table:table-row>
        <table:table-row table:style-name="Table11.1">
          <table:table-cell table:style-name="Table11.A2" office:value-type="string">
            <text:p text:style-name="P29"><text:span text:style-name="LOKeystroke">Klepnutí pravým tlačítkem</text:span></text:p>
          </table:table-cell>
          <table:table-cell table:style-name="Table11.A2" office:value-type="string">
            <text:p text:style-name="P29">Control + klepnout a/nebo klepnutí pravým tlačítkem v závislosti na operačním systému počítače</text:p>
          </table:table-cell>
          <table:table-cell table:style-name="Table11.B2" office:value-type="string">
            <text:p text:style-name="P29">Otevře se místní nabídka</text:p>
          </table:table-cell>
        </table:table-row>
        <table:table-row table:style-name="Table11.1">
          <table:table-cell table:style-name="Table11.A2" office:value-type="string">
            <text:p text:style-name="P29"><text:span text:style-name="LOKeystroke">Ctrl</text:span> (<text:span text:style-name="LOKeystroke">Control</text:span>)</text:p>
          </table:table-cell>
          <table:table-cell table:style-name="Table11.A2" office:value-type="string">
            <text:p text:style-name="P29">⌘ (<text:span text:style-name="LOKeystroke">Command</text:span>)</text:p>
          </table:table-cell>
          <table:table-cell table:style-name="Table11.A2" office:value-type="string">
            <text:p text:style-name="P29">Používá se i s dalšími klávesami</text:p>
          </table:table-cell>
        </table:table-row>
        <table:table-row table:style-name="Table11.1">
          <table:table-cell table:style-name="Table11.A2" office:value-type="string">
            <text:p text:style-name="P29"><text:span text:style-name="LOKeystroke">F5</text:span></text:p>
          </table:table-cell>
          <table:table-cell table:style-name="Table11.A2" office:value-type="string">
            <text:p text:style-name="P29"><text:span text:style-name="LOKeystroke">Shift</text:span> + ⌘ + <text:span text:style-name="LOKeystroke">F5</text:span></text:p>
          </table:table-cell>
          <table:table-cell table:style-name="Table11.A2" office:value-type="string">
            <text:p text:style-name="P29">Otevře se Navigátor</text:p>
          </table:table-cell>
        </table:table-row>
        <table:table-row table:style-name="Table11.1">
          <table:table-cell table:style-name="Table11.A2" office:value-type="string">
            <text:p text:style-name="P29"><text:span text:style-name="LOKeystroke">F11</text:span></text:p>
          </table:table-cell>
          <table:table-cell table:style-name="Table11.A2" office:value-type="string">
            <text:p text:style-name="P29">⌘ + <text:span text:style-name="LOKeystroke">T</text:span></text:p>
          </table:table-cell>
          <table:table-cell table:style-name="Table11.A2" office:value-type="string">
            <text:p text:style-name="P29">Otevře okno Styly a formátování.</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5"><text:a xlink:type="simple" xlink:href="#__RefHeading__5640_1566568644" text:style-name="Index_20_Link" text:visited-style-name="Index_20_Link">Zpětná vazba<text:tab/>2</text:a></text:p>
          <text:p text:style-name="P35"><text:a xlink:type="simple" xlink:href="#__RefHeading__5642_1566568644" text:style-name="Index_20_Link" text:visited-style-name="Index_20_Link">Poděkování<text:tab/>2</text:a></text:p>
          <text:p text:style-name="P35"><text:a xlink:type="simple" xlink:href="#__RefHeading__5644_1566568644" text:style-name="Index_20_Link" text:visited-style-name="Index_20_Link">Datum vydání a verze programu<text:tab/>2</text:a></text:p>
          <text:p text:style-name="P35"><text:a xlink:type="simple" xlink:href="#__RefHeading__10532_462712302" text:style-name="Index_20_Link" text:visited-style-name="Index_20_Link">Poznámka pro uživatele systému Mac<text:tab/>2</text:a></text:p>
          <text:p text:style-name="P36"><text:a xlink:type="simple" xlink:href="#__RefHeading__5648_1566568644" text:style-name="Index_20_Link" text:visited-style-name="Index_20_Link">Úvod<text:tab/>4</text:a></text:p>
          <text:p text:style-name="P36"><text:a xlink:type="simple" xlink:href="#__RefHeading__182218_780470623" text:style-name="Index_20_Link" text:visited-style-name="Index_20_Link">Krátká historie LibreOffice<text:tab/>4</text:a></text:p>
          <text:p text:style-name="P36"><text:a xlink:type="simple" xlink:href="#__RefHeading__182220_780470623" text:style-name="Index_20_Link" text:visited-style-name="Index_20_Link">Komunita LibreOffice<text:tab/>4</text:a></text:p>
          <text:p text:style-name="P36"><text:a xlink:type="simple" xlink:href="#__RefHeading__182222_780470623" text:style-name="Index_20_Link" text:visited-style-name="Index_20_Link">Jakou licenci LibreOffice používá?<text:tab/>5</text:a></text:p>
          <text:p text:style-name="P36"><text:a xlink:type="simple" xlink:href="#__RefHeading__182224_780470623" text:style-name="Index_20_Link" text:visited-style-name="Index_20_Link">Co to je „otevřený software“?<text:tab/>5</text:a></text:p>
          <text:p text:style-name="P36"><text:a xlink:type="simple" xlink:href="#__RefHeading__3272_1372004992" text:style-name="Index_20_Link" text:visited-style-name="Index_20_Link">Co jsou „otevřené standardy“?<text:tab/>5</text:a></text:p>
          <text:p text:style-name="P36"><text:a xlink:type="simple" xlink:href="#__RefHeading__182226_780470623" text:style-name="Index_20_Link" text:visited-style-name="Index_20_Link">Co je OpenDocument?<text:tab/>5</text:a></text:p>
          <text:p text:style-name="P35"><text:a xlink:type="simple" xlink:href="#__RefHeading__3274_1372004992" text:style-name="Index_20_Link" text:visited-style-name="Index_20_Link">Přípony souborů formátu ODF<text:tab/>6</text:a></text:p>
          <text:p text:style-name="P36"><text:a xlink:type="simple" xlink:href="#__RefHeading__5835_1372004992" text:style-name="Index_20_Link" text:visited-style-name="Index_20_Link">Formáty souborů, které LibreOffice dokáže otevírat<text:tab/>6</text:a></text:p>
          <text:p text:style-name="P35"><text:a xlink:type="simple" xlink:href="#__RefHeading__182230_780470623" text:style-name="Index_20_Link" text:visited-style-name="Index_20_Link">Otevírání textových dokumentů<text:tab/>6</text:a></text:p>
          <text:p text:style-name="P35"><text:a xlink:type="simple" xlink:href="#__RefHeading__182232_780470623" text:style-name="Index_20_Link" text:visited-style-name="Index_20_Link">Otevírání tabulkových sešitů<text:tab/>7</text:a></text:p>
          <text:p text:style-name="P35"><text:a xlink:type="simple" xlink:href="#__RefHeading__182234_780470623" text:style-name="Index_20_Link" text:visited-style-name="Index_20_Link">Otevírání prezentací<text:tab/>7</text:a></text:p>
          <text:p text:style-name="P35"><text:a xlink:type="simple" xlink:href="#__RefHeading__182236_780470623" text:style-name="Index_20_Link" text:visited-style-name="Index_20_Link">Otevírání grafických souborů<text:tab/>7</text:a></text:p>
          <text:p text:style-name="P35"><text:a xlink:type="simple" xlink:href="#__RefHeading__182238_780470623" text:style-name="Index_20_Link" text:visited-style-name="Index_20_Link">Otevírání souborů se vzorci<text:tab/>8</text:a></text:p>
          <text:p text:style-name="P36"><text:a xlink:type="simple" xlink:href="#__RefHeading__182240_780470623" text:style-name="Index_20_Link" text:visited-style-name="Index_20_Link">Formáty souborů, které LibreOffice dokáže zapisovat<text:tab/>8</text:a></text:p>
          <text:p text:style-name="P35"><text:a xlink:type="simple" xlink:href="#__RefHeading__182242_780470623" text:style-name="Index_20_Link" text:visited-style-name="Index_20_Link">Ukládání textových dokumentů<text:tab/>8</text:a></text:p>
          <text:p text:style-name="P35"><text:a xlink:type="simple" xlink:href="#__RefHeading__182244_780470623" text:style-name="Index_20_Link" text:visited-style-name="Index_20_Link">Ukládání tabulkových souborů<text:tab/>8</text:a></text:p>
          <text:p text:style-name="P35"><text:a xlink:type="simple" xlink:href="#__RefHeading__182246_780470623" text:style-name="Index_20_Link" text:visited-style-name="Index_20_Link">Ukládání prezentací<text:tab/>8</text:a></text:p>
          <text:p text:style-name="P35"><text:a xlink:type="simple" xlink:href="#__RefHeading__182248_780470623" text:style-name="Index_20_Link" text:visited-style-name="Index_20_Link">Ukládání kreseb<text:tab/>9</text:a></text:p>
          <text:p text:style-name="P35"><text:a xlink:type="simple" xlink:href="#__RefHeading__182250_780470623" text:style-name="Index_20_Link" text:visited-style-name="Index_20_Link">LibreOffice Writer/Web při ukládání podporuje tyto formáty<text:tab/>9</text:a></text:p>
          <text:p text:style-name="P36"><text:a xlink:type="simple" xlink:href="#__RefHeading__184177_780470623" text:style-name="Index_20_Link" text:visited-style-name="Index_20_Link">Export do jiných formátů<text:tab/>9</text:a></text:p>
        </text:index-body>
      </text:table-of-content>
      <text:p text:style-name="Page_20_Break"><text:span text:style-name="LOKeystroke"/></text:p>
      <text:h text:style-name="P41" text:outline-level="1"><text:bookmark-start text:name="__RefHeading__5648_1566568644"/>Úvod<text:bookmark-end text:name="__RefHeading__5648_1566568644"/></text:h>
      <text:p text:style-name="P7">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39" text:outline-level="1"><text:bookmark-start text:name="__RefHeading__182218_780470623"/>Krátká <text:alphabetical-index-mark-start text:id="IMark140502411335424"/> historie LibreOffice<text:bookmark-end text:name="__RefHeading__182218_780470623"/><text:alphabetical-index-mark-end text:id="IMark140502411335424"/></text:h>
      <text:p text:style-name="P7">Projekt OpenOffice.org, z něhož vznikl LibreOffice, byl spuštěn, když společnost <text:alphabetical-index-mark-start text:id="IMark140503480064512"/>Sun Microsystems<text:alphabetical-index-mark-end text:id="IMark140503480064512"/>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7">28. září 2010 dobrovolníci, kteří vyvíjeli a zlepšovali OpenOffice.org, oznámili významnou změnu ve struktuře projektu.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sion 5.0 was released in July 2015; version 5.1 was releases in February 2016.</text:p>
      <text:p text:style-name="P7">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org/</text:a></text:p>
      <text:h text:style-name="P39" text:outline-level="1"><text:bookmark-start text:name="__RefHeading__182220_780470623"/>Komunita LibreOffice<text:bookmark-end text:name="__RefHeading__182220_780470623"/></text:h>
      <text:p text:style-name="P7">Úlohou nadace Document Foundation je:</text:p>
      <text:p text:style-name="P13">„...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7">Mezi některé společnosti, které nás podporují, patří Canonical, The GNOME Foundation, Google, Novell a Red Hat. Kromě toho se k našemu projektu vytvoření nejlepšího možného kancelářského balíku dostupného pro všechny přidalo více než 450.000 lidí z celého světa. Toto je podstata komunity kolem „otevřeného softwaru“!</text:p>
      <text:p text:style-name="P7">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www.libreoffice.org/" text:style-name="Internet_20_link" text:visited-style-name="Visited_20_Internet_20_Link">cs.libreoffice.org</text:a> a <text:a xlink:type="simple" xlink:href="http://www.documentfoundation.org/" text:style-name="Internet_20_link" text:visited-style-name="Visited_20_Internet_20_Link">www.documentfoundation.org</text:a>.</text:p>
      <text:h text:style-name="P39" text:outline-level="1"><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11">LibreOffice is distributed under the Mozilla Public License (MPL) 2.0. <text:line-break/>Dostupná na <text:a xlink:type="simple" xlink:href="https://www.libreoffice.org/about-us/licenses/" text:style-name="Internet_20_link" text:visited-style-name="Visited_20_Internet_20_Link">https://www.libreoffice.org/about-us/licenses/</text:a> </text:p>
      <text:h text:style-name="P39" text:outline-level="1"><text:bookmark-start text:name="__RefHeading__182224_780470623"/>Co to je „otevřený software“?<text:bookmark-end text:name="__RefHeading__182224_780470623"/></text:h>
      <text:p text:style-name="P33">Čtyři základní práva spojená s otevřeným softwarem byly poprvé formulovány licencí <text:span text:style-name="LOEmphasis">General Public License</text:span> (GPL), kterou vytvořila Free Software Foundation. Jsou to:</text:p>
      <text:list xml:id="list5871929653972737718" text:style-name="List_20_1">
        <text:list-item text:start-value="1">
          <text:p text:style-name="P47">Právo použít software pro jakýkoliv účel.</text:p>
        </text:list-item>
        <text:list-item>
          <text:p text:style-name="P47">Právo volného šíření softwaru buď zdarma, nebo za poplatek.</text:p>
        </text:list-item>
        <text:list-item>
          <text:p text:style-name="P47">Právo na přístup k úplnému zdrojovému kódu programu.</text:p>
        </text:list-item>
        <text:list-item>
          <text:p text:style-name="P47">Právo měnit kteroukoliv část zdrojového kódu nebo použít jeho části v jiných programech.</text:p>
        </text:list-item>
      </text:list>
      <text:p text:style-name="P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7">Více informací o svobodném a otevřeném softwaru se nachází na stránkách:</text:p>
      <text:p text:style-name="P7"><text:alphabetical-index-mark-start text:id="IMark140503480064512"/>Open Source Initiative (OSI)<text:alphabetical-index-mark-end text:id="IMark140503480064512"/>: <text:a xlink:type="simple" xlink:href="http://www.opensource.org/" text:style-name="Internet_20_link" text:visited-style-name="Visited_20_Internet_20_Link"><text:span text:style-name="Internet_20_link">http://www.opensource.org</text:span></text:a></text:p>
      <text:p text:style-name="P8"><text:alphabetical-index-mark-start text:id="IMark140502411335424"/>Free Software Foundation (FSF)<text:alphabetical-index-mark-end text:id="IMark140502411335424"/>: <text:a xlink:type="simple" xlink:href="https:///www.fsf.org" text:style-name="Internet_20_link" text:visited-style-name="Visited_20_Internet_20_Link">https:///www.fsf.org</text:a></text:p>
      <text:h text:style-name="P39" text:outline-level="1"><text:bookmark-start text:name="__RefHeading__3272_1372004992"/>Co jsou „otevřené standardy“?<text:bookmark-end text:name="__RefHeading__3272_1372004992"/></text:h>
      <text:p text:style-name="P7">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33">Otevřený standard musí splňovat následující požadavky:</text:p>
      <text:list xml:id="list83856307008994" text:continue-numbering="true" text:style-name="List_20_1">
        <text:list-item>
          <text:p text:style-name="P47">Je dobře zdokumentovaný úplnou specifikací, která je veřejně dostupná buď zdarma nebo za minimální poplatek.</text:p>
        </text:list-item>
        <text:list-item>
          <text:p text:style-name="P47">Je ho možné volně kopírovat, distribuovat a používat. Duševní vlastnictví související se standardem je neodvolatelně dostupné bezplatně.</text:p>
        </text:list-item>
        <text:list-item>
          <text:p text:style-name="P47">Standardizuje se a udržuje se na nezávislém otevřeném fóru (také nazývaném „organizace pro standardy“) pomocí otevřeného procesu.</text:p>
        </text:list-item>
      </text:list>
      <text:h text:style-name="P39" text:outline-level="1"><text:bookmark-start text:name="__RefHeading__182226_780470623"/>Co je OpenDocument?<text:bookmark-end text:name="__RefHeading__182226_780470623"/></text:h>
      <text:p text:style-name="P7">OpenDocument nebo ODF (v překladu otevřený dokument) je formát souborů vytvořený na základě jazyka XML, určený pro kancelářské dokumenty (textové dokumenty, tabulkové sešity, kresby, prezentace a další typy dokumentů), který byl vyvinut nezávislou skupinou standardizační organizací OASIS (<text:a xlink:type="simple" xlink:href="http://www.oasis-open.org/who/" text:style-name="Internet_20_link" text:visited-style-name="Visited_20_Internet_20_Link">http://www.oasis-open.org/who/</text:a>). OpenDocument verze 1.2 byla přijat Mezinárodní organizací pro normalizaci a pojmenován jako standard ISO IEC 26300:2015<text:span text:style-name="T16"><text:note text:id="ftn1" text:note-class="footnote"><text:note-citation>1</text:note-citation><text:note-body><text:p text:style-name="P34"><text:a xlink:type="simple" xlink:href="http://www.iso.org/iso/catalogue_detail.htm?csnumber=66363" text:style-name="Internet_20_link" text:visited-style-name="Visited_20_Internet_20_Link">http://www.iso.org/iso/catalogue_detail.htm?csnumber=66363</text:a> </text:p></text:note-body></text:note></text:span>.</text:p>
      <text:p text:style-name="P7">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7"><text:soft-page-break/>LibreOffice ve výchozím nastavení své soubory ukládá ve formátu ODF. LibreOffice 3 adopted version 1.2 of the OpenDocument standard and LibreOffice 5 continues to use this standard. LibreOffice dokáže otevírat a ukládat dokumenty také v mnoha dalších formátech, jak je shrnuto níže.</text:p>
      <text:p text:style-name="P10">Úplný seznam formátů souborů, které LibreOffice umí číst a zapisovat se nachází na stránce <text:a xlink:type="simple" xlink:href="https://en.wikipedia.org/wiki/LibreOffice#Supported_file_formats" text:style-name="Internet_20_link" text:visited-style-name="Visited_20_Internet_20_Link">https://en.wikipedia.org/wiki/LibreOffice#Supported_file_formats</text:a> </text:p>
      <text:h text:style-name="P44" text:outline-level="2"><text:bookmark-start text:name="__RefHeading__3274_1372004992"/>Přípony souborů formátu ODF<text:bookmark-end text:name="__RefHeading__3274_1372004992"/></text:h>
      <text:p text:style-name="P33">Nejčastěji používané přípony pro dokumenty formátu Open Document, jsou:</text:p>
      <text:p text:style-name="P13">*.odt pro textové dokumenty,</text:p>
      <text:p text:style-name="P13">*.ods pro tabulkové sešity,</text:p>
      <text:p text:style-name="P13">*.odp pro prezentace,</text:p>
      <text:p text:style-name="P13">*.odb pro databáze,</text:p>
      <text:p text:style-name="P13">*.odg pro grafiku (vektorová grafika),</text:p>
      <text:p text:style-name="P13">*.odc pro grafy,</text:p>
      <text:p text:style-name="P13">*.odf pro vzorce (vědecké vzorce a <text:s/>rovnice).</text:p>
      <text:h text:style-name="P39" text:outline-level="1"><text:bookmark-start text:name="__RefHeading__5835_1372004992"/>Formáty souborů, které LibreOffice dokáže otevírat<text:bookmark-end text:name="__RefHeading__5835_1372004992"/></text:h>
      <text:p text:style-name="P7">LibreOffice can open a wide variety of file formats in addition to the OpenDocument formats, including Portable Document Format (PDF), if an ODF file is embedded in the PDF (see Chapter 10 Printing, Exporting, and Emailing for more information).</text:p>
      <text:h text:style-name="P44" text:outline-level="2"><text:bookmark-start text:name="__RefHeading__182230_780470623"/>Otevírání <text:alphabetical-index-mark text:string-value="otevírání" text:key1="textové dokumenty"/>textových dokumentů<text:bookmark-end text:name="__RefHeading__182230_780470623"/></text:h>
      <text:p text:style-name="P33">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16">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6">Microsoft WinWord 5 (.doc)</text:p>
          </table:table-cell>
          <table:table-cell table:style-name="Table1.A1" office:value-type="string">
            <text:p text:style-name="P16">Dokument WordPerfect (.wpd)</text:p>
          </table:table-cell>
        </table:table-row>
        <table:table-row>
          <table:table-cell table:style-name="Table1.A1" office:value-type="string">
            <text:p text:style-name="P16">Microsoft Works (.wps)</text:p>
          </table:table-cell>
          <table:table-cell table:style-name="Table1.A1" office:value-type="string">
            <text:p text:style-name="P16">Lotus WordPro (.lwp)</text:p>
          </table:table-cell>
        </table:table-row>
        <table:table-row>
          <table:table-cell table:style-name="Table1.A1" office:value-type="string">
            <text:p text:style-name="P16">Dokument Abiword (.abw, .zabw)</text:p>
          </table:table-cell>
          <table:table-cell table:style-name="Table1.A1" office:value-type="string">
            <text:p text:style-name="P16">Dokument ClarisWorks/Appleworks (.cwk)</text:p>
          </table:table-cell>
        </table:table-row>
        <table:table-row>
          <table:table-cell table:style-name="Table1.A1" office:value-type="string">
            <text:p text:style-name="P17">Dokument MacWrite (.mw, .mcw)</text:p>
          </table:table-cell>
          <table:table-cell table:style-name="Table1.A1" office:value-type="string">
            <text:p text:style-name="P16">Formát Rich Text (.rtf)</text:p>
          </table:table-cell>
        </table:table-row>
        <table:table-row>
          <table:table-cell table:style-name="Table1.A1" office:value-type="string">
            <text:p text:style-name="P16">Text CSV (.csv a .txt)</text:p>
          </table:table-cell>
          <table:table-cell table:style-name="Table1.A1" office:value-type="string">
            <text:p text:style-name="P16">Formáty StarWriter (.sdw, .sgl, .vor)</text:p>
          </table:table-cell>
        </table:table-row>
        <table:table-row>
          <table:table-cell table:style-name="Table1.A1" office:value-type="string">
            <text:p text:style-name="P16">DocBook (.xml)</text:p>
          </table:table-cell>
          <table:table-cell table:style-name="Table1.A1" office:value-type="string">
            <text:p text:style-name="P16">Formát textu Unified Office (.uot, .uof)</text:p>
          </table:table-cell>
        </table:table-row>
        <table:table-row>
          <table:table-cell table:style-name="Table1.A1" office:value-type="string">
            <text:p text:style-name="P16">Ichitaro 8/9/10/11 (.jtd a .jtt)</text:p>
          </table:table-cell>
          <table:table-cell table:style-name="Table1.A1" office:value-type="string">
            <text:p text:style-name="P16">Hangul WP 97 (.hwp)</text:p>
          </table:table-cell>
        </table:table-row>
        <table:table-row>
          <table:table-cell table:style-name="Table1.A1" office:value-type="string">
            <text:p text:style-name="P16">Dokument T602 (.602, .txt)</text:p>
          </table:table-cell>
          <table:table-cell table:style-name="Table1.A1" office:value-type="string">
            <text:p text:style-name="P19">eBook (.pdb)</text:p>
          </table:table-cell>
        </table:table-row>
        <table:table-row>
          <table:table-cell table:style-name="Table1.A1" office:value-type="string">
            <text:p text:style-name="P20">Apple Pages 4 (.pages)</text:p>
          </table:table-cell>
          <table:table-cell table:style-name="Table1.A1" office:value-type="string">
            <text:p text:style-name="P18">Dokument HTML (.htm, .html)</text:p>
          </table:table-cell>
        </table:table-row>
        <table:table-row>
          <table:table-cell table:style-name="Table1.A1" office:value-type="string">
            <text:p text:style-name="P14">… a mnoho dalších.</text:p>
          </table:table-cell>
          <table:table-cell table:style-name="Table1.A1" office:value-type="string">
            <text:p text:style-name="P13"/>
          </table:table-cell>
        </table:table-row>
      </table:table>
      <text:p text:style-name="P7">Většinu těchto typů LibreOffice automaticky rozpozná, proto je možné je otevírat bez ručního výběru typu dokumentu v dialogovém okně.</text:p>
      <text:p text:style-name="P7">Při otevírání souborů HTM nebo HTML (používaných jako webové stránky) LibreOffice přizpůsobí svůj modul Writer pro práci s těmito soubory.</text:p>
      <text:h text:style-name="P44" text:outline-level="2"><text:bookmark-start text:name="__RefHeading__182232_780470623"/><text:soft-page-break/>Otevírání <text:alphabetical-index-mark text:string-value="otevírání" text:key1="sešity"/>tabulkových sešitů<text:bookmark-end text:name="__RefHeading__182232_780470623"/></text:h>
      <text:p text:style-name="P33">Kromě souborů ve formátu ODF (.ods, .ots a .fods) dokáže LibreOffice Calc otevřít i soubory ve formátech používaných kancelářským balíkem OpenOffice.org 1.x (.sxc a .stc) a následujících sešitů:</text:p>
      <text:p text:style-name="P14">Microsoft Excel 97/2000/XP (.xls, .xlw, a .xlt)<text:line-break/>Microsoft Excel 4.x–5.0/95 (.xls, .xlw, a .xlt)<text:line-break/>Microsoft Excel 2003 XML (.xml)<text:line-break/>Microsoft Excel 2007/2010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4" text:outline-level="2"><text:bookmark-start text:name="__RefHeading__182234_780470623"/>Otevírání <text:alphabetical-index-mark text:string-value="otevírání" text:key1="soubory s grafikou"/>prezentací<text:bookmark-end text:name="__RefHeading__182234_780470623"/></text:h>
      <text:p text:style-name="P33">Kromě souborů ve formátu ODF (.odp, .odg, .otp a .fopd) dokáže LibreOffice Impress otevřít i soubory ve formátech používaných kancelářským balíkem OpenOffice.org 1.x (.sxi a .sti) a následujících souborů s prezentacemi:</text:p>
      <text:p text:style-name="P14">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4" text:outline-level="2"><text:bookmark-start text:name="__RefHeading__182236_780470623"/>Otevírání <text:alphabetical-index-mark text:string-value="otevírání" text:key1="soubory s grafikou"/>grafických souborů<text:bookmark-end text:name="__RefHeading__182236_780470623"/></text:h>
      <text:p text:style-name="P7">Kromě souborů ve formátu ODF (.odg a .otg) dokáže LibreOffice Draw otevřít i soubory ve formátech používaných kancelářským balíkem OpenOffice.org 1.x (.sxd a .std) a soubory v následujících grafických formátech:</text:p>
      <text:p text:style-name="P13">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25">BMP</text:p>
          </table:table-cell>
          <table:table-cell table:style-name="Table4.A1" office:value-type="string">
            <text:p text:style-name="P25">JPEG, JPG</text:p>
          </table:table-cell>
          <table:table-cell table:style-name="Table4.A1" office:value-type="string">
            <text:p text:style-name="P25">PCX</text:p>
          </table:table-cell>
          <table:table-cell table:style-name="Table4.A1" office:value-type="string">
            <text:p text:style-name="P25">PSD</text:p>
          </table:table-cell>
          <table:table-cell table:style-name="Table4.A1" office:value-type="string">
            <text:p text:style-name="P25">SGV</text:p>
          </table:table-cell>
          <table:table-cell table:style-name="Table4.A1" office:value-type="string">
            <text:p text:style-name="P25">WMF</text:p>
          </table:table-cell>
        </table:table-row>
        <table:table-row>
          <table:table-cell table:style-name="Table4.A1" office:value-type="string">
            <text:p text:style-name="P25">DXF</text:p>
          </table:table-cell>
          <table:table-cell table:style-name="Table4.A1" office:value-type="string">
            <text:p text:style-name="P25">MET</text:p>
          </table:table-cell>
          <table:table-cell table:style-name="Table4.A1" office:value-type="string">
            <text:p text:style-name="P25">PGM</text:p>
          </table:table-cell>
          <table:table-cell table:style-name="Table4.A1" office:value-type="string">
            <text:p text:style-name="P25">RAS</text:p>
          </table:table-cell>
          <table:table-cell table:style-name="Table4.A1" office:value-type="string">
            <text:p text:style-name="P25">SVM</text:p>
          </table:table-cell>
          <table:table-cell table:style-name="Table4.A1" office:value-type="string">
            <text:p text:style-name="P25">XBM</text:p>
          </table:table-cell>
        </table:table-row>
        <table:table-row>
          <table:table-cell table:style-name="Table4.A1" office:value-type="string">
            <text:p text:style-name="P25">EMF</text:p>
          </table:table-cell>
          <table:table-cell table:style-name="Table4.A1" office:value-type="string">
            <text:p text:style-name="P25">PBM</text:p>
          </table:table-cell>
          <table:table-cell table:style-name="Table4.A1" office:value-type="string">
            <text:p text:style-name="P25">PLT</text:p>
          </table:table-cell>
          <table:table-cell table:style-name="Table4.A1" office:value-type="string">
            <text:p text:style-name="P25">SDA</text:p>
          </table:table-cell>
          <table:table-cell table:style-name="Table4.A1" office:value-type="string">
            <text:p text:style-name="P25">TGA</text:p>
          </table:table-cell>
          <table:table-cell table:style-name="Table4.A1" office:value-type="string">
            <text:p text:style-name="P25">XPM</text:p>
          </table:table-cell>
        </table:table-row>
        <table:table-row>
          <table:table-cell table:style-name="Table4.A1" office:value-type="string">
            <text:p text:style-name="P25">EPS</text:p>
          </table:table-cell>
          <table:table-cell table:style-name="Table4.A1" office:value-type="string">
            <text:p text:style-name="P25">PCD</text:p>
          </table:table-cell>
          <table:table-cell table:style-name="Table4.A1" office:value-type="string">
            <text:p text:style-name="P25">PNG</text:p>
          </table:table-cell>
          <table:table-cell table:style-name="Table4.A1" office:value-type="string">
            <text:p text:style-name="P25">SDD</text:p>
          </table:table-cell>
          <table:table-cell table:style-name="Table4.A1" office:value-type="string">
            <text:p text:style-name="P25">TIF, TIFF</text:p>
          </table:table-cell>
          <table:table-cell table:style-name="Table4.A1" office:value-type="string">
            <text:p text:style-name="P25"/>
          </table:table-cell>
        </table:table-row>
        <table:table-row>
          <table:table-cell table:style-name="Table4.A1" office:value-type="string">
            <text:p text:style-name="P25">GIF</text:p>
          </table:table-cell>
          <table:table-cell table:style-name="Table4.A1" office:value-type="string">
            <text:p text:style-name="P25">PCT</text:p>
          </table:table-cell>
          <table:table-cell table:style-name="Table4.A1" office:value-type="string">
            <text:p text:style-name="P25">PPM</text:p>
          </table:table-cell>
          <table:table-cell table:style-name="Table4.A1" office:value-type="string">
            <text:p text:style-name="P25">SGF</text:p>
          </table:table-cell>
          <table:table-cell table:style-name="Table4.A1" office:value-type="string">
            <text:p text:style-name="P25">VOR</text:p>
          </table:table-cell>
          <table:table-cell table:style-name="Table4.A1" office:value-type="string">
            <text:p text:style-name="P25"/>
          </table:table-cell>
        </table:table-row>
      </table:table>
      <text:h text:style-name="P44" text:outline-level="2"><text:bookmark-start text:name="__RefHeading__182238_780470623"/><text:soft-page-break/>Otevírání <text:alphabetical-index-mark text:string-value="soubory se vzorci, otevírání"/>souborů se vzorci<text:bookmark-end text:name="__RefHeading__182238_780470623"/></text:h>
      <text:p text:style-name="P7">Kromě souborů ve formátu ODF (.odf) dokáže LibreOffice Math otevřít i soubory ve formátu používaném kancelářským balíkem OpenOffice.org 1.x (.sxm) a soubory ve formátu StarMath, (.smf) a MathML (.mml).</text:p>
      <text:p text:style-name="P7">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39" text:outline-level="1"><text:bookmark-start text:name="__RefHeading__182240_780470623"/>Formáty souborů, které LibreOffice dokáže zapisovat<text:bookmark-end text:name="__RefHeading__182240_780470623"/></text:h>
      <text:p text:style-name="P7">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98449352515107941" text:style-name="Heading_20_Tip">
        <text:list-item>
          <text:p text:style-name="P46">Tip</text:p>
        </text:list-item>
      </text:list>
      <text:p text:style-name="P27">When sharing a document that you do not expect or want the recipient to modify, the preferred option is to convert the document to PDF. LibreOffice poskytuje přímý export do PDF. Více informací se nachází v kapitole 10 Tisk, exportování a e-mailování této příručky.</text:p>
      <text:h text:style-name="P44" text:outline-level="2"><text:bookmark-start text:name="__RefHeading__182242_780470623"/>Ukládání textových dokumentů<text:bookmark-end text:name="__RefHeading__182242_780470623"/></text:h>
      <text:p text:style-name="P33">Kromě formátu souborů ODF (.odt, .ott a .fodt) podporuje LibreOffice Writer při ukládání tyto formáty:</text:p>
      <table:table table:name="Table5" table:style-name="Table5">
        <table:table-column table:style-name="Table5.A"/>
        <table:table-column table:style-name="Table5.B"/>
        <table:table-row>
          <table:table-cell table:style-name="Table5.A1" office:value-type="string">
            <text:p text:style-name="P22">Microsoft Word 97–2003 (.doc)</text:p>
          </table:table-cell>
          <table:table-cell table:style-name="Table5.A1" office:value-type="string">
            <text:p text:style-name="P23">Microsoft Word 2003 XML (.xml)</text:p>
          </table:table-cell>
        </table:table-row>
        <table:table-row>
          <table:table-cell table:style-name="Table5.A1" office:value-type="string">
            <text:p text:style-name="P22">Microsoft Word 2007–2013 XML (.docx)</text:p>
          </table:table-cell>
          <table:table-cell table:style-name="Table5.A1" office:value-type="string">
            <text:p text:style-name="P21">Office Open XML Text (.docx)</text:p>
          </table:table-cell>
        </table:table-row>
        <table:table-row>
          <table:table-cell table:style-name="Table5.A1" office:value-type="string">
            <text:p text:style-name="P21">Formát Rich Text (.rtf)</text:p>
          </table:table-cell>
          <table:table-cell table:style-name="Table5.A1" office:value-type="string">
            <text:p text:style-name="P21">Text (.txt)</text:p>
          </table:table-cell>
        </table:table-row>
        <table:table-row>
          <table:table-cell table:style-name="Table5.A1" office:value-type="string">
            <text:p text:style-name="P21">Kódovaný text (.txt)</text:p>
          </table:table-cell>
          <table:table-cell table:style-name="Table5.A1" office:value-type="string">
            <text:p text:style-name="P21">Formát textu Unified Office (.uot, .uof)</text:p>
          </table:table-cell>
        </table:table-row>
        <table:table-row>
          <table:table-cell table:style-name="Table5.A1" office:value-type="string">
            <text:p text:style-name="P21">Dokument HTML (.html a .htm)</text:p>
          </table:table-cell>
          <table:table-cell table:style-name="Table5.A1" office:value-type="string">
            <text:p text:style-name="P21">DocBook (.xml)</text:p>
          </table:table-cell>
        </table:table-row>
      </table:table>
      <text:p text:style-name="P7">Podpora šifrování, která je součástí exportního filtru pro formát Microsoft Word 97/2000/XP, umožňuje ukládání souborů aplikace Microsoft Word s ochranou heslem.</text:p>
      <text:list xml:id="list1796633704507017191" text:style-name="Heading_20_Note">
        <text:list-item>
          <text:p text:style-name="P45">Poznámka</text:p>
        </text:list-item>
      </text:list>
      <text:p text:style-name="P27">Formát .rtf je běžný formát pro přenos textu mezi aplikacemi, ale může při něm dojít ke ztrátě formátování a obrázků. Z tohoto důvodu je vhodnější použít jiné formáty.</text:p>
      <text:h text:style-name="P44" text:outline-level="2"><text:bookmark-start text:name="__RefHeading__182244_780470623"/>Ukládání tabulkových souborů<text:bookmark-end text:name="__RefHeading__182244_780470623"/></text:h>
      <text:p text:style-name="P33"><text:alphabetical-index-mark text:string-value="ukládání" text:key1="sešity"/>Kromě formátů OpenDocument (.ods a .ots), LibreOffice Calc dokáže ukládat tyto formáty:</text:p>
      <text:h text:style-name="P44" text:outline-level="2"><text:bookmark-start text:name="__RefHeading__182246_780470623"/>Ukládání prezentací<text:bookmark-end text:name="__RefHeading__182246_780470623"/></text:h>
      <text:p text:style-name="P33"><text:alphabetical-index-mark text:string-value="ukládání" text:key1="prezentace"/>Kromě formátu souborů ODF (.odp, .otp a .fodp a .odg) podporuje LibreOffice Writer při ukládání tyto formáty:</text:p>
      <text:p text:style-name="P15">Microsoft PowerPoint 97–2003 (.ppt)<text:line-break/>Šablona Microsoft PowerPoint 97–2003 (.pot)<text:line-break/>Microsoft PowerPoint 97–2003 (.pps)<text:line-break/>Microsoft PowerPoint 2007–2013 XML (.pptx, .potm)<text:line-break/><text:soft-page-break/>Microsoft PowerPoint 2007–2013 XML AutoPlay (.ppsx)<text:line-break/>Office Open XML Presentation (.pptx, .potm, .ppsx)<text:line-break/>Formát prezentace Unified Office (.uop)</text:p>
      <text:p text:style-name="P7">Impress dokáže exportovat i do formátu Macromedia Flash (SWF) a dalších formátů, které používá modul Draw.</text:p>
      <text:h text:style-name="P44" text:outline-level="2"><text:bookmark-start text:name="__RefHeading__182248_780470623"/>Ukládání kreseb<text:bookmark-end text:name="__RefHeading__182248_780470623"/></text:h>
      <text:p text:style-name="P7"><text:alphabetical-index-mark text:string-value="ukládání" text:key1="soubory s grafikou"/>LibreOffice Draw dokáže ukládat pouze ve formátech OpenDocument Drawing (.odg, .otg a .fodg), ve formátech OpenOffice 1.x (.sxd a .std) a ve formátu StarDraw (.sda, .sdd a .vor).</text:p>
      <text:p text:style-name="P7">Draw však dokáže exportovat do formátů BMP, EMF, EPS, GIF, JPEG, MET, PBM, PCT, PGM, PNG, PPM, RAS, SVG, SVM, TIFF, WMF a XPM.</text:p>
      <text:h text:style-name="P44" text:outline-level="2"><text:bookmark-start text:name="__RefHeading__182250_780470623"/>LibreOffice Writer/Web při ukládání podporuje tyto formáty<text:bookmark-end text:name="__RefHeading__182250_780470623"/></text:h>
      <text:p text:style-name="P13">Dokument HTML (.html a .htm), jako HTML 4.0 Transitional<text:line-break/>Text a kódovaný text (LibreOffice Writer/Web) (.txt)</text:p>
      <text:h text:style-name="P39" text:outline-level="1"><text:bookmark-start text:name="__RefHeading__184177_780470623"/>Export do jiných formátů<text:bookmark-end text:name="__RefHeading__184177_780470623"/></text:h>
      <text:p text:style-name="P7">Na rozdíl od příkazu <text:span text:style-name="LOMenuPath">Uložit jako</text:span> používá LibreOffice termín „export“ k vytvoření nového souboru s jiným formátem, aniž by opustil aktuální obsah a formát souboru. Pokud nenajdeme typ souboru v dialogovém okně <text:span text:style-name="LOMenuPath">Uložit jako</text:span>, je třeba se podívat na další typy v dialogovém okně <text:span text:style-name="LOMenuPath">Exportovat</text:span>.</text:p>
      <text:p text:style-name="P12">LibreOffice dokáže exportovat soubory do formátů HTML a XHTML. Pro publikování na serveru Wiki exportujeme dokumenty ve formátu MediaWiki (.txt). Kromě toho moduly Draw a Impress dokáží exportovat do Adobe Flash (SWF) a mnoha obrázkových formátů.</text:p>
      <text:p text:style-name="P7"><text:bookmark-start text:name="__RefHeading__5648_15665686441"/>Pokud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ep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00cc"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a32c"/>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ile formats LibreOffice can open</text:chapter> <text:span text:style-name="MT1">| </text:span><text:page-number text:select-page="current">7</text:page-number></text:p>
      </style:footer>
      <style:footer-left>
        <text:p text:style-name="MP1"><text:page-number text:select-page="current">8</text:page-number> <text:span text:style-name="MT2">| </text:span><text:span text:style-name="MT2"><text:title>Appendix B  Open Source, Standards, Document</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H30M34S</meta:editing-duration>
    <meta:editing-cycles>28</meta:editing-cycles>
    <meta:generator>LibreOffice/5.1.1.3$Linux_X86_64 LibreOffice_project/89f508ef3ecebd2cfb8e1def0f0ba9a803b88a6d</meta:generator>
    <dc:title>Příloha B Otevřený software, otevřené standardy, OpenDocument</dc:title>
    <meta:initial-creator>Jean Weber</meta:initial-creator>
    <dc:date>2016-07-27T08:38:54.394281974</dc:date>
    <dc:creator>Milos Sramek</dc:creator>
    <meta:document-statistic meta:table-count="6" meta:image-count="1" meta:object-count="0" meta:page-count="9" meta:paragraph-count="218" meta:word-count="2478" meta:character-count="16324" meta:non-whitespace-character-count="14064"/>
    <meta:template xlink:type="simple" xlink:actuate="onRequest" xlink:title="LO 5.0 Chapter Template" xlink:href="../../../../../../../Library/Application%20Support/LibreOffice/4/user/template/LO%205.0%20Chapter%20Template.ott" meta:date="2016-02-11T19:25:24.044932000"/>
  </office:meta>
</office:document-meta>
</file>